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A6A6A6"/>
    </style:style>
    <style:style style:name="ce2" style:family="table-cell" style:parent-style-name="Default" style:data-style-name="N0">
      <style:table-cell-properties fo:background-color="#FFC000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00B05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2016666666667cm"/>
    </style:style>
    <style:style style:name="co3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Weather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1">
            <text:p>Tempratu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2">
            <text:p>Humidi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2">
            <text:p>Soil temperature -7 c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2">
            <text:p>Soil temperature 7-28 cm</text:p>
          </table:table-cell>
          <table:table-cell table:style-name="ce3"/>
          <table:table-cell office:value-type="string" table:style-name="ce4">
            <text:p>Transformed to :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2">
            <text:p>Soil temperature 28-100 cm</text:p>
          </table:table-cell>
          <table:table-cell table:style-name="ce1"/>
          <table:table-cell office:value-type="string" table:style-name="ce1">
            <text:p>Daily humidi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2">
            <text:p>Soil temperature 100-255 cm</text:p>
          </table:table-cell>
          <table:table-cell table:style-name="ce1"/>
          <table:table-cell office:value-type="string" table:style-name="ce1">
            <text:p>Daily soil tempera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2">
            <text:p>soil moisture at diff level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1">
            <text:p>precipitation rain +snow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1">
            <text:p>rai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1">
            <text:p>sn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ly<text:s/></text:p>
          </table:table-cell>
          <table:table-cell office:value-type="string" table:style-name="ce1">
            <text:p>cloud cover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Mean temp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Max temp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Min te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Daylight du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Percipitation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rain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office:value-type="string" table:style-name="ce2">
            <text:p>sn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y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usd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</text:p>
          </table:table-cell>
          <table:table-cell office:value-type="string" table:style-name="ce1">
            <text:p>Yiel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</text:p>
          </table:table-cell>
          <table:table-cell office:value-type="string" table:style-name="ce1">
            <text:p>Produc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</text:p>
          </table:table-cell>
          <table:table-cell office:value-type="string" table:style-name="ce1">
            <text:p>area plant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arly</text:p>
          </table:table-cell>
          <table:table-cell office:value-type="string" table:style-name="ce1">
            <text:p>area harvested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ekly</text:p>
          </table:table-cell>
          <table:table-cell office:value-type="string" table:style-name="ce1">
            <text:p>Percent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ekly</text:p>
          </table:table-cell>
          <table:table-cell office:value-type="string" table:style-name="ce1">
            <text:p>Condition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ocation Data used to map ou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ensus mapping and cordinate data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Erion Mediu</meta:initial-creator>
    <dc:creator>Erion Mediu</dc:creator>
    <meta:creation-date>2024-02-14T15:28:36Z</meta:creation-date>
    <dc:date>2024-02-15T19:08:35Z</dc:date>
  </office:meta>
</office:document-meta>
</file>